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Paragraphe">
      <style:text-properties officeooo:paragraph-rsid="00dc97f5"/>
    </style:style>
    <style:style style:name="P14" style:family="paragraph" style:parent-style-name="_5f_Paragraphe">
      <style:paragraph-properties fo:margin-top="0cm" fo:margin-bottom="0cm" style:contextual-spacing="false"/>
      <style:text-properties officeooo:paragraph-rsid="00dc97f5"/>
    </style:style>
    <style:style style:name="P15" style:family="paragraph" style:parent-style-name="_5f_Paragraphe_5f_Réponse_5f_Elève">
      <style:text-properties officeooo:paragraph-rsid="00dc4280"/>
    </style:style>
    <style:style style:name="P16" style:family="paragraph" style:parent-style-name="_5f_Footer_20_page_20_impaire_20__28_D_29_"/>
    <style:style style:name="P17" style:family="paragraph" style:parent-style-name="_5f_Footer_20_page_20_impaire_20__28_D_29_">
      <style:text-properties officeooo:paragraph-rsid="01316a8b"/>
    </style:style>
    <style:style style:name="P18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9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0" style:family="paragraph" style:parent-style-name="_5f_Footer_20_page_20_paire_20__28_G_29_"/>
    <style:style style:name="P21" style:family="paragraph" style:parent-style-name="_5f_Footer_20_page_20_paire_20__28_G_29_">
      <style:text-properties officeooo:paragraph-rsid="01316a8b"/>
    </style:style>
    <style:style style:name="P22" style:family="paragraph" style:parent-style-name="_5f_Footer_20_page_20_paire_20__28_G_29_">
      <style:text-properties officeooo:paragraph-rsid="01336347"/>
    </style:style>
    <style:style style:name="P23" style:family="paragraph" style:parent-style-name="_5f_Footer_20_page_20_paire_20__28_G_29_">
      <style:text-properties officeooo:paragraph-rsid="0135ac9e"/>
    </style:style>
    <style:style style:name="P24" style:family="paragraph" style:parent-style-name="_5f_Footer_20_page_20_paire_20__28_G_29_">
      <style:text-properties officeooo:paragraph-rsid="01397109"/>
    </style:style>
    <style:style style:name="P25" style:family="paragraph" style:parent-style-name="_5f_Footer_20_page_20_paire_20__28_G_29_">
      <style:text-properties officeooo:paragraph-rsid="013b50d8"/>
    </style:style>
    <style:style style:name="P26" style:family="paragraph" style:parent-style-name="_5f_Footer_20_page_20_paire_20__28_G_29_">
      <style:text-properties officeooo:paragraph-rsid="013c280e"/>
    </style:style>
    <style:style style:name="P27" style:family="paragraph" style:parent-style-name="_5f_Footer_20_page_20_paire_20__28_G_29_">
      <style:text-properties officeooo:paragraph-rsid="0142af40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5" style:family="paragraph" style:parent-style-name="_5f_Header_20_D_20_page_20_paire_20__28_G_29_">
      <style:text-properties officeooo:paragraph-rsid="00fe4814"/>
    </style:style>
    <style:style style:name="P36" style:family="paragraph" style:parent-style-name="_5f_Header_20_D_20_page_20_paire_20__28_G_29_">
      <style:text-properties officeooo:rsid="0101821f" officeooo:paragraph-rsid="0101821f"/>
    </style:style>
    <style:style style:name="P37" style:family="paragraph" style:parent-style-name="_5f_Header_20_G_20_page_20_paire_20__28_G_29_">
      <style:text-properties officeooo:rsid="00ff3616" officeooo:paragraph-rsid="00ff3616"/>
    </style:style>
    <style:style style:name="P38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9" style:family="paragraph" style:parent-style-name="_5f_Header_20_M_20_page_20_impaire_20__28_D_29_">
      <style:text-properties officeooo:rsid="01035d0f" officeooo:paragraph-rsid="01035d0f"/>
    </style:style>
    <style:style style:name="P40" style:family="paragraph" style:parent-style-name="_5f_Header_20_M_20_page_20_paire_20__28_G_29_">
      <style:text-properties officeooo:rsid="0101a5c8" officeooo:paragraph-rsid="0101a5c8"/>
    </style:style>
    <style:style style:name="P41" style:family="paragraph" style:parent-style-name="_5f_Header_20_N_20_page_20_impaire_20__28_D_29_">
      <style:text-properties officeooo:rsid="010462d7" officeooo:paragraph-rsid="010462d7"/>
    </style:style>
    <style:style style:name="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3" style:family="paragraph" style:parent-style-name="_5f_Header_20_P_20_page_20_paire_20__28_G_29_">
      <style:text-properties officeooo:rsid="0107aa33" officeooo:paragraph-rsid="0107aa33"/>
    </style:style>
    <style:style style:name="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5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6" style:family="paragraph" style:parent-style-name="_5f_Paragraphe" style:master-page-name="SERIE_5f_NUMERIQUE_5f_CLR_5f_d7e12c_5f_2COL">
      <style:paragraph-properties style:page-number="auto" fo:break-before="page"/>
    </style:style>
    <style:style style:name="P47" style:family="paragraph" style:parent-style-name="_5f_Paragraphe" style:list-style-name="_5f_Numérotation_20_des_20_exercices">
      <style:text-properties officeooo:paragraph-rsid="00dc97f5"/>
    </style:style>
    <style:style style:name="P48" style:family="paragraph" style:parent-style-name="_5f_Paragraphe_5f_Réponse_5f_Elève" style:list-style-name="_5f_Numérotation_20_des_20_exercices">
      <style:text-properties officeooo:paragraph-rsid="00dc97f5"/>
    </style:style>
    <style:style style:name="P49" style:family="paragraph" style:parent-style-name="_5f_Paragraphe_5f_avec_5f_Num_5f_Question" style:list-style-name="_5f_Numérotation_20_des_20_exercices">
      <style:text-properties officeooo:paragraph-rsid="00dc4280"/>
    </style:style>
    <style:style style:name="P50" style:family="paragraph" style:parent-style-name="_5f_Paragraphe_5f_avec_5f_Num_5f_Question" style:list-style-name="_5f_Numérotation_20_des_20_exercices">
      <style:text-properties officeooo:paragraph-rsid="00dc97f5"/>
    </style:style>
    <style:style style:name="P51" style:family="paragraph" style:parent-style-name="_5f_Paragraphe_5f_avec_5f_Num_5f_Question" style:list-style-name="_5f_Numérotation_20_des_20_exercices">
      <style:paragraph-properties fo:margin-top="0cm" fo:margin-bottom="0cm" style:contextual-spacing="false"/>
      <style:text-properties officeooo:paragraph-rsid="00dc97f5"/>
    </style:style>
    <style:style style:name="P52" style:family="paragraph" style:parent-style-name="_5f_Premier_5f_Titre_5f_Exercices_5f_avec_5f_Num_5f_Exo_5f_sans_5f_Titre" style:list-style-name="_5f_Numérotation_20_des_20_exercices"/>
    <style:style style:name="P53" style:family="paragraph" style:parent-style-name="_5f_Titre_5f_Exercices_5f_sans_5f_Titre" style:list-style-name="_5f_Numérotation_20_des_20_exercices"/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6" style:family="paragraph">
      <loext:graphic-properties draw:fill="solid" draw:fill-color="#9d0f89"/>
    </style:style>
    <style:style style:name="P57" style:family="paragraph">
      <loext:graphic-properties draw:fill="solid" draw:fill-color="#1ca2b8"/>
    </style:style>
    <style:style style:name="P58" style:family="paragraph">
      <loext:graphic-properties draw:fill="solid" draw:fill-color="#d7e12c"/>
    </style:style>
    <style:style style:name="P59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0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1" style:family="paragraph">
      <loext:graphic-properties draw:fill="solid" draw:fill-color="#f99e06"/>
    </style:style>
    <style:style style:name="P62" style:family="paragraph">
      <loext:graphic-properties draw:fill="solid" draw:fill-color="#d62e4e"/>
    </style:style>
    <style:style style:name="P63" style:family="paragraph">
      <loext:graphic-properties draw:fill="solid" draw:fill-color="#7fb241"/>
    </style:style>
    <style:style style:name="P6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7" fo:font-size="16pt" fo:font-weight="bold"/>
    </style:style>
    <style:style style:name="T6" style:family="text">
      <style:text-properties fo:font-variant="small-caps" fo:color="#7fb241" loext:opacity="100%" style:font-name="Bitstream Vera Sans7" fo:font-size="16pt" fo:font-weight="bold" officeooo:rsid="02768590"/>
    </style:style>
    <style:style style:name="T7" style:family="text">
      <style:text-properties fo:font-variant="small-caps" fo:color="#7fb241" loext:opacity="100%" style:font-name="Bitstream Vera Sans7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zxx" fo:country="none" fo:font-weight="normal" style:font-weight-asian="normal" style:font-weight-complex="normal"/>
    </style:style>
    <style:style style:name="T11" style:family="text">
      <style:text-properties fo:language="zxx" fo:country="none" fo:font-weight="normal" officeooo:rsid="00c5bb34" style:font-weight-asian="normal" style:font-weight-complex="normal"/>
    </style:style>
    <style:style style:name="T12" style:family="text">
      <style:text-properties fo:language="zxx" fo:country="none" fo:font-weight="normal" style:language-asian="zxx" style:country-asian="none" style:font-weight-asian="normal" style:font-weight-complex="normal"/>
    </style:style>
    <style:style style:name="T13" style:family="text">
      <style:text-properties fo:language="zxx" fo:country="none" officeooo:rsid="00c3f868" fo:background-color="#ffff00" loext:char-shading-value="0" style:language-asian="zxx" style:country-asian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c399b3"/>
    </style:style>
    <style:style style:name="T16" style:family="text">
      <style:text-properties style:use-window-font-color="true" loext:opacity="0%" fo:background-color="#ffff00" loext:char-shading-value="0"/>
    </style:style>
    <style:style style:name="T17" style:family="text">
      <style:text-properties style:use-window-font-color="true" loext:opacity="0%" officeooo:rsid="00ccfe0d" fo:background-color="#ffff00" loext:char-shading-value="0"/>
    </style:style>
    <style:style style:name="T18" style:family="text">
      <style:text-properties style:use-window-font-color="true" loext:opacity="0%" officeooo:rsid="00ccb922" fo:background-color="#ffff00" loext:char-shading-value="0"/>
    </style:style>
    <style:style style:name="T19" style:family="text">
      <style:text-properties style:use-window-font-color="true" loext:opacity="0%" officeooo:rsid="00dc97f5" fo:background-color="#ffff00" loext:char-shading-value="0"/>
    </style:style>
    <style:style style:name="T20" style:family="text">
      <style:text-properties style:use-window-font-color="true" loext:opacity="0%" officeooo:rsid="00ce0432" fo:background-color="#ffff00" loext:char-shading-value="0"/>
    </style:style>
    <style:style style:name="T21" style:family="text">
      <style:text-properties style:use-window-font-color="true" loext:opacity="0%" officeooo:rsid="00cff43a" fo:background-color="#ffff00" loext:char-shading-value="0"/>
    </style:style>
    <style:style style:name="T22" style:family="text">
      <style:text-properties style:use-window-font-color="true" loext:opacity="0%" officeooo:rsid="00d8ad64" fo:background-color="#ffff00" loext:char-shading-value="0"/>
    </style:style>
    <style:style style:name="T23" style:family="text">
      <style:text-properties style:use-window-font-color="true" loext:opacity="0%" officeooo:rsid="00dcc001" fo:background-color="#ffff00" loext:char-shading-value="0"/>
    </style:style>
    <style:style style:name="T24" style:family="text">
      <style:text-properties style:use-window-font-color="true" loext:opacity="0%" style:text-underline-style="none" fo:background-color="#ffff00" loext:char-shading-value="0"/>
    </style:style>
    <style:style style:name="T25" style:family="text">
      <style:text-properties style:use-window-font-color="true" loext:opacity="0%" style:text-underline-style="none" officeooo:rsid="00ce0432" fo:background-color="#ffff00" loext:char-shading-value="0"/>
    </style:style>
    <style:style style:name="T26" style:family="text">
      <style:text-properties style:use-window-font-color="true" loext:opacity="0%" style:text-underline-style="none" officeooo:rsid="00dc97f5" fo:background-color="#ffff00" loext:char-shading-value="0"/>
    </style:style>
    <style:style style:name="T27" style:family="text">
      <style:text-properties style:use-window-font-color="true" loext:opacity="0%" style:text-underline-style="none" officeooo:rsid="00dacbdf" fo:background-color="#ffff00" loext:char-shading-value="0"/>
    </style:style>
    <style:style style:name="T28" style:family="text">
      <style:text-properties style:use-window-font-color="true" loext:opacity="0%" style:text-underline-style="none" officeooo:rsid="00d6fc49" fo:background-color="#ffff00" loext:char-shading-value="0"/>
    </style:style>
    <style:style style:name="T29" style:family="text">
      <style:text-properties style:use-window-font-color="true" loext:opacity="0%" style:text-underline-style="none" officeooo:rsid="00d8ad64" fo:background-color="#ffff00" loext:char-shading-value="0"/>
    </style:style>
    <style:style style:name="T30" style:family="text">
      <style:text-properties style:use-window-font-color="true" loext:opacity="0%" style:text-underline-style="solid" style:text-underline-width="auto" style:text-underline-color="font-color" fo:background-color="#ffff00" loext:char-shading-value="0"/>
    </style:style>
    <style:style style:name="T31" style:family="text">
      <style:text-properties style:use-window-font-color="true" loext:opacity="0%" style:text-underline-style="solid" style:text-underline-width="auto" style:text-underline-color="font-color" officeooo:rsid="00d6fc49" fo:background-color="#ffff00" loext:char-shading-value="0"/>
    </style:style>
    <style:style style:name="T32" style:family="text">
      <style:text-properties style:use-window-font-color="true" loext:opacity="0%" style:text-underline-style="solid" style:text-underline-width="auto" style:text-underline-color="font-color" officeooo:rsid="00dacbdf" fo:background-color="#ffff00" loext:char-shading-value="0"/>
    </style:style>
    <style:style style:name="T33" style:family="text">
      <style:text-properties style:use-window-font-color="true" loext:opacity="0%" style:text-underline-style="solid" style:text-underline-width="auto" style:text-underline-color="font-color" officeooo:rsid="00d8ad64" fo:background-color="#ffff00" loext:char-shading-value="0"/>
    </style:style>
    <style:style style:name="T34" style:family="text">
      <style:text-properties style:text-underline-style="solid" style:text-underline-width="auto" style:text-underline-color="font-color" fo:background-color="#ffff00" loext:char-shading-value="0"/>
    </style:style>
    <style:style style:name="T35" style:family="text">
      <style:text-properties style:text-underline-style="solid" style:text-underline-width="auto" style:text-underline-color="font-color" officeooo:rsid="00c3f868" fo:background-color="#ffff00" loext:char-shading-value="0"/>
    </style:style>
    <style:style style:name="T36" style:family="text">
      <style:text-properties officeooo:rsid="00dc4280"/>
    </style:style>
    <style:style style:name="T37" style:family="text">
      <style:text-properties style:text-underline-style="none" fo:background-color="#ffff00" loext:char-shading-value="0"/>
    </style:style>
    <style:style style:name="T38" style:family="text">
      <style:text-properties style:text-underline-style="none" officeooo:rsid="00c3f868" fo:background-color="#ffff00" loext:char-shading-value="0"/>
    </style:style>
    <style:style style:name="T39" style:family="text">
      <style:text-properties fo:background-color="#ffff00" loext:char-shading-value="0"/>
    </style:style>
    <style:style style:name="T40" style:family="text">
      <style:text-properties officeooo:rsid="00c3f868" fo:background-color="#ffff00" loext:char-shading-value="0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fo:background-color="#ffff00" loext:char-shading-value="0" style:font-size-asian="10pt" style:font-size-complex="10pt"/>
    </style:style>
    <style:style style:name="T43" style:family="text">
      <style:text-properties fo:font-size="10pt" style:text-underline-style="none" fo:background-color="#ffff00" loext:char-shading-value="0" style:font-size-asian="10pt" style:font-size-complex="10pt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10pt" fo:letter-spacing="normal" fo:font-style="normal" fo:text-shadow="none" style:text-underline-style="none" fo:font-weight="normal" officeooo:rsid="00cad51a" style:text-underline-mode="continuous" style:text-overline-mode="continuous" style:text-line-through-mode="continuous" style:letter-kerning="true" style:text-blinking="false" fo:background-color="#ffff00" loext:char-shading-value="0" style:font-name-asian="Bitstream Vera Sans6" style:font-size-asian="10pt" style:font-name-complex="Bitstream Vera Sans6" style:font-size-complex="10pt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10pt" fo:letter-spacing="normal" fo:font-style="normal" fo:text-shadow="none" style:text-underline-style="none" fo:font-weight="normal" officeooo:rsid="004c7d7f" style:text-underline-mode="continuous" style:text-overline-mode="continuous" style:text-line-through-mode="continuous" style:letter-kerning="true" style:text-blinking="false" fo:background-color="#ffff00" loext:char-shading-value="0" style:font-name-asian="Bitstream Vera Sans6" style:font-size-asian="10pt" style:font-name-complex="Bitstream Vera Sans6" style:font-size-complex="10pt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letter-spacing="normal" fo:text-shadow="none" style:text-underline-style="none" fo:font-weight="normal" officeooo:rsid="004c7d7f" style:text-underline-mode="continuous" style:text-overline-mode="continuous" style:text-line-through-mode="continuous" style:letter-kerning="true" style:text-blinking="false" fo:background-color="#ffff00" loext:char-shading-value="0" style:font-name-asian="Bitstream Vera Sans6" style:font-size-asian="7pt" style:font-name-complex="Bitstream Vera Sans6" style:font-size-complex="7pt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letter-spacing="normal" fo:font-style="normal" fo:text-shadow="none" style:text-underline-style="none" fo:font-weight="normal" officeooo:rsid="00c89944" style:text-underline-mode="continuous" style:text-overline-mode="continuous" style:text-line-through-mode="continuous" style:letter-kerning="true" style:text-blinking="false" fo:background-color="#ffff00" loext:char-shading-value="0" style:font-name-asian="Bitstream Vera Sans6" style:font-size-asian="10pt" style:font-name-complex="Bitstream Vera Sans6" style:font-size-complex="10pt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48" style:family="text">
      <style:text-properties officeooo:rsid="00dc97f5"/>
    </style:style>
    <style:style style:name="T4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50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.101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4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35cm" style:color="#808080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><draw:g text:anchor-type="paragraph" draw:z-index="72" draw:name="Forme5" draw:style-name="gr7"><draw:custom-shape draw:style-name="gr8" draw:text-style-name="P60" svg:width="3.964cm" svg:height="0.641cm" draw:transform="skewX (0.00279252680319092) rotate (0.0872664625997165) translate (-0.594430555555556cm -0.296333333333333cm)"><text:p text:style-name="P59"><text:span text:style-name="T50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108cm" svg:y="0.342cm" svg:width="9.135cm" draw:z-index="71"><draw:text-box fo:min-height="3.93cm"><text:section text:style-name="Sect1" text:name="Section11"><text:p text:style-name="Text_20_body"><text:span text:style-name="_5f_Caractères"><text:span text:style-name="T10">C</text:span></text:span><text:span text:style-name="_5f_Caractères_5f_gras"><text:span text:style-name="T10">alcule A </text:span></text:span><text:span text:style-name="_5f_Caractères"><text:span text:style-name="T10">=</text:span></text:span><text:span text:style-name="_5f_Caractères"><text:span text:style-name="T11"> </text:span></text:span><text:span text:style-name="_5f_Caractères_5f_gras"><text:span text:style-name="T10">7 </text:span></text:span><text:span text:style-name="_5f_Caractères"><text:span text:style-name="T10">+</text:span></text:span><text:span text:style-name="_5f_Caractères_5f_gras"><text:span text:style-name="T10"> 2 </text:span></text:span><text:span text:style-name="_5f_Caractères"><text:span text:style-name="T12">×</text:span></text:span><text:span text:style-name="_5f_Caractères_5f_gras"><text:span text:style-name="T12"> 5 </text:span></text:span><text:span text:style-name="_5f_Caractères"><text:span text:style-name="T12">−</text:span></text:span><text:span text:style-name="_5f_Caractères_5f_gras"><text:span text:style-name="T12"> 5.</text:span></text:span></text:p><text:h text:style-name="_5f_Paragraphe" text:outline-level="1"><text:span text:style-name="_5f_Numéros_20_second_20_exercices">Correction</text:span></text:h><text:section text:style-name="Sect1" text:name="Section2"><text:p text:style-name="Text_20_body"><text:span text:style-name="_5f_Caractères">A = 7 + 2 × 5 − 5 </text:span></text:p><text:p text:style-name="Text_20_body"><text:span text:style-name="_5f_Caractères">Le </text:span><text:span text:style-name="_5f_Caractères"><text:span text:style-name="T14">produit</text:span></text:span><text:span text:style-name="_5f_Caractères"> s'effectue </text:span><text:span text:style-name="_5f_Caractères"><text:span text:style-name="T14">en premier</text:span></text:span><text:span text:style-name="_5f_Caractères"> :</text:span></text:p><text:p text:style-name="Text_20_body"><text:span text:style-name="_5f_Caractères">A = 7 + <text:s/> 10  − 5 </text:span></text:p><text:p text:style-name="Text_20_body"><text:span text:style-name="_5f_Caractères">Il n'y a que des </text:span><text:span text:style-name="_5f_Caractères"><text:span text:style-name="T14">additions</text:span></text:span><text:span text:style-name="_5f_Caractères"> ou </text:span><text:span text:style-name="_5f_Caractères"><text:span text:style-name="T14">soustractions</text:span></text:span><text:span text:style-name="_5f_Caractères"> : les calculs peuvent se faire </text:span><text:span text:style-name="_5f_Caractères"><text:span text:style-name="T14">de gauche à droite</text:span></text:span><text:span text:style-name="_5f_Caractères">.</text:span></text:p><text:p text:style-name="Text_20_body"><text:span text:style-name="_5f_Caractères">A = <text:s text:c="2"/>17 <text:s text:c="2"/>− 5 </text:span></text:p><text:p text:style-name="Text_20_body"><text:span text:style-name="_5f_Caractères"><text:span text:style-name="T15">D</text:span></text:span><text:span text:style-name="_5f_Caractères">onc A = 12.</text:span></text:p></text:section></text:section></draw:text-box></draw:frame><text:span text:style-name="_5f_Caractères_5f_gras"/></text:h>
      <text:list text:style-name="_5f_Numérotation_20_des_20_exercices">
        <text:list-item>
          <text:h text:style-name="P52" text:outline-level="1"><text:span text:style-name="_5f_Caractères">Effectue les calculs suivants en soulignant le(s) calcul(s) </text:span><text:span text:style-name="_5f_Caractères_5f_gras"><text:span text:style-name="T9">que tu es en train d’effectuer.</text:span></text:span></text:h>
        </text:list-item>
      </text:list>
      <text:section text:style-name="Sect1" text:name="Section26">
        <text:section text:style-name="Sect2" text:name="Section1">
          <text:list text:continue-numbering="true" text:style-name="_5f_Numérotation_20_des_20_exercices">
            <text:list-item>
              <text:list>
                <text:list-header>
                  <text:p text:style-name="P49"><text:span text:style-name="_5f_Caractères"><text:span text:style-name="T36">A</text:span></text:span><text:span text:style-name="_5f_Caractères"> = 24 + </text:span><text:span text:style-name="_5f_Caractères"><text:span text:style-name="T34">3 × 7</text:span></text:span></text:p>
                </text:list-header>
              </text:list>
            </text:list-item>
          </text:list>
          <text:p text:style-name="P15"><text:span text:style-name="_5f_Caractères"><text:span text:style-name="T36">A</text:span></text:span><text:span text:style-name="_5f_Caractères"> =</text:span><text:span text:style-name="_5f_pointillés_20_gris"> </text:span><text:span text:style-name="_5f_Caractères"><text:span text:style-name="T35">24</text:span></text:span><text:span text:style-name="_5f_Caractères"><text:span text:style-name="T34"> + </text:span></text:span><text:span text:style-name="_5f_Caractères"><text:span text:style-name="T35">21</text:span></text:span></text:p>
          <text:p text:style-name="P15"><text:span text:style-name="_5f_Caractères"><text:span text:style-name="T36">A</text:span></text:span><text:span text:style-name="_5f_Caractères"> =</text:span><text:span text:style-name="_5f_pointillés_20_gris"> </text:span><text:span text:style-name="_5f_Caractères"><text:span text:style-name="T13">45</text:span></text:span></text:p>
          <text:list text:continue-numbering="true" text:style-name="_5f_Numérotation_20_des_20_exercices">
            <text:list-item>
              <text:list>
                <text:list-header>
                  <text:p text:style-name="P49"><text:span text:style-name="_5f_Caractères"><text:span text:style-name="T36">B</text:span></text:span><text:span text:style-name="_5f_Caractères"> = </text:span><text:span text:style-name="_5f_Caractères"><text:span text:style-name="T34">15 ÷ 5</text:span></text:span><text:span text:style-name="_5f_Caractères"> − 2</text:span></text:p>
                </text:list-header>
              </text:list>
            </text:list-item>
          </text:list>
          <text:p text:style-name="P15"><text:span text:style-name="_5f_Caractères"><text:span text:style-name="T36">B</text:span></text:span><text:span text:style-name="_5f_Caractères"> =</text:span><text:span text:style-name="_5f_pointillés_20_gris"> </text:span><text:span text:style-name="_5f_Caractères"><text:span text:style-name="T35">3</text:span></text:span><text:span text:style-name="_5f_Caractères"><text:span text:style-name="T34"> − </text:span></text:span><text:span text:style-name="_5f_Caractères"><text:span text:style-name="T35">2</text:span></text:span></text:p>
          <text:p text:style-name="P15"><text:span text:style-name="_5f_Caractères"><text:span text:style-name="T36">B</text:span></text:span><text:span text:style-name="_5f_Caractères"> =</text:span><text:span text:style-name="_5f_pointillés_20_gris"> </text:span><text:span text:style-name="_5f_Caractères"><text:span text:style-name="T13">1</text:span></text:span></text:p>
          <text:list text:continue-numbering="true" text:style-name="_5f_Numérotation_20_des_20_exercices">
            <text:list-item>
              <text:list>
                <text:list-header>
                  <text:p text:style-name="P49"><text:span text:style-name="_5f_Caractères"><text:span text:style-name="T36">C</text:span></text:span><text:span text:style-name="_5f_Caractères"> = </text:span><text:span text:style-name="_5f_Caractères"><text:span text:style-name="T34">720 ÷ 9</text:span></text:span><text:span text:style-name="_5f_Caractères"> + 4 </text:span></text:p>
                </text:list-header>
              </text:list>
            </text:list-item>
          </text:list>
          <text:p text:style-name="P15"><text:span text:style-name="_5f_Caractères"><text:span text:style-name="T36">C</text:span></text:span><text:span text:style-name="_5f_Caractères"> =</text:span><text:span text:style-name="_5f_pointillés_20_gris"> </text:span><text:span text:style-name="_5f_Caractères"><text:span text:style-name="T35">80</text:span></text:span><text:span text:style-name="_5f_Caractères"><text:span text:style-name="T34"> + </text:span></text:span><text:span text:style-name="_5f_Caractères"><text:span text:style-name="T35">4</text:span></text:span></text:p>
          <text:p text:style-name="P15"><text:span text:style-name="_5f_Caractères"><text:span text:style-name="T36">C</text:span></text:span><text:span text:style-name="_5f_Caractères"> =</text:span><text:span text:style-name="_5f_pointillés_20_gris"> </text:span><text:span text:style-name="_5f_Caractères"><text:span text:style-name="T13">84</text:span></text:span></text:p>
          <text:list text:continue-numbering="true" text:style-name="_5f_Numérotation_20_des_20_exercices">
            <text:list-item>
              <text:list>
                <text:list-header>
                  <text:p text:style-name="P49"><text:span text:style-name="_5f_Caractères"><text:span text:style-name="T36">D</text:span></text:span><text:span text:style-name="_5f_Caractères"> = 20 − </text:span><text:span text:style-name="_5f_Caractères"><text:span text:style-name="T34">0,1 × 38</text:span></text:span></text:p>
                </text:list-header>
              </text:list>
            </text:list-item>
          </text:list>
          <text:p text:style-name="P15"><text:span text:style-name="_5f_Caractères"><text:span text:style-name="T36">D</text:span></text:span><text:span text:style-name="_5f_Caractères"> =</text:span><text:span text:style-name="_5f_pointillés_20_gris"> </text:span><text:span text:style-name="_5f_Caractères"><text:span text:style-name="T35">20</text:span></text:span><text:span text:style-name="_5f_Caractères"><text:span text:style-name="T34"> − </text:span></text:span><text:span text:style-name="_5f_Caractères"><text:span text:style-name="T35">3,8</text:span></text:span></text:p>
          <text:p text:style-name="P15"><text:span text:style-name="_5f_Caractères"><text:span text:style-name="T36">D</text:span></text:span><text:span text:style-name="_5f_Caractères"> =</text:span><text:span text:style-name="_5f_pointillés_20_gris"> </text:span><text:span text:style-name="_5f_Caractères"><text:span text:style-name="T13">16,2</text:span></text:span></text:p>
        </text:section>
        <text:list text:continue-numbering="true" text:style-name="_5f_Numérotation_20_des_20_exercices">
          <text:list-item>
            <text:list>
              <text:list-header>
                <text:p text:style-name="P49"><text:span text:style-name="_5f_Caractères"><text:span text:style-name="T36">E</text:span></text:span><text:span text:style-name="_5f_Caractères"> = 60 − 14 + </text:span><text:span text:style-name="_5f_Caractères"><text:span text:style-name="T34">5 × 3</text:span></text:span><text:span text:style-name="_5f_Caractères"> + 2</text:span></text:p>
              </text:list-header>
            </text:list>
          </text:list-item>
        </text:list>
        <text:p text:style-name="P15"><text:span text:style-name="_5f_Caractères"><text:span text:style-name="T36">E</text:span></text:span><text:span text:style-name="_5f_Caractères"> =</text:span><text:span text:style-name="_5f_pointillés_20_gris"> </text:span><text:span text:style-name="_5f_Caractères"><text:span text:style-name="T34">60 − 14</text:span></text:span><text:span text:style-name="_5f_Caractères"><text:span text:style-name="T39"> + </text:span></text:span><text:span text:style-name="_5f_Caractères"><text:span text:style-name="T40">1</text:span></text:span><text:span text:style-name="_5f_Caractères"><text:span text:style-name="T37">5</text:span></text:span><text:span text:style-name="_5f_Caractères"><text:span text:style-name="T39"> + 2</text:span></text:span></text:p>
        <text:p text:style-name="P15"><text:span text:style-name="_5f_Caractères"><text:span text:style-name="T36">E</text:span></text:span><text:span text:style-name="_5f_Caractères"> =</text:span><text:span text:style-name="_5f_pointillés_20_gris"> </text:span><text:span text:style-name="_5f_Caractères"><text:span text:style-name="T34">4</text:span></text:span><text:span text:style-name="_5f_Caractères"><text:span text:style-name="T35">6</text:span></text:span><text:span text:style-name="_5f_Caractères"><text:span text:style-name="T34"> + </text:span></text:span><text:span text:style-name="_5f_Caractères"><text:span text:style-name="T35">1</text:span></text:span><text:span text:style-name="_5f_Caractères"><text:span text:style-name="T34">5</text:span></text:span><text:span text:style-name="_5f_Caractères"><text:span text:style-name="T39"> + 2</text:span></text:span></text:p>
        <text:p text:style-name="P15"><text:span text:style-name="_5f_Caractères"><text:span text:style-name="T36">E</text:span></text:span><text:span text:style-name="_5f_Caractères"> =</text:span><text:span text:style-name="_5f_pointillés_20_gris"> </text:span><text:span text:style-name="_5f_Caractères"><text:span text:style-name="T38">61</text:span></text:span><text:span text:style-name="_5f_Caractères"><text:span text:style-name="T39"> + 2</text:span></text:span></text:p>
        <text:p text:style-name="P15"><text:span text:style-name="_5f_Caractères"><text:span text:style-name="T36">E</text:span></text:span><text:span text:style-name="_5f_Caractères"> =</text:span><text:span text:style-name="_5f_pointillés_20_gris"> </text:span><text:span text:style-name="_5f_Caractères"><text:span text:style-name="T38">63</text:span></text:span></text:p>
        <text:list text:continue-numbering="true" text:style-name="_5f_Numérotation_20_des_20_exercices">
          <text:list-item>
            <text:list>
              <text:list-header>
                <text:p text:style-name="P49"><text:span text:style-name="_5f_Caractères"><text:span text:style-name="T36">F</text:span></text:span><text:span text:style-name="_5f_Caractères"> = </text:span><text:span text:style-name="_5f_Caractères"><text:span text:style-name="T34">8 × 3</text:span></text:span><text:span text:style-name="_5f_Caractères"> − </text:span><text:span text:style-name="_5f_Caractères"><text:span text:style-name="T34">5 × 4</text:span></text:span><text:span text:style-name="_5f_Caractères"> × 0,2</text:span></text:p>
              </text:list-header>
            </text:list>
          </text:list-item>
        </text:list>
        <text:p text:style-name="P15"><text:span text:style-name="_5f_Caractères"><text:span text:style-name="T36">F</text:span></text:span><text:span text:style-name="_5f_Caractères"> =</text:span><text:span text:style-name="_5f_pointillés_20_gris"> </text:span><text:span text:style-name="_5f_Caractères"><text:span text:style-name="T38">24</text:span></text:span><text:span text:style-name="_5f_Caractères"><text:span text:style-name="T37"> − </text:span></text:span><text:span text:style-name="_5f_Caractères"><text:span text:style-name="T35">20</text:span></text:span><text:span text:style-name="_5f_Caractères"><text:span text:style-name="T34"> × 0,2</text:span></text:span></text:p>
        <text:p text:style-name="P15"><text:span text:style-name="_5f_Caractères"><text:span text:style-name="T36">F</text:span></text:span><text:span text:style-name="_5f_Caractères"> =</text:span><text:span text:style-name="_5f_pointillés_20_gris"> </text:span><text:span text:style-name="_5f_Caractères"><text:span text:style-name="T38">24</text:span></text:span><text:span text:style-name="_5f_Caractères"><text:span text:style-name="T37"> − </text:span></text:span><text:span text:style-name="_5f_Caractères"><text:span text:style-name="T38">4</text:span></text:span></text:p>
        <text:p text:style-name="P15"><text:span text:style-name="_5f_Caractères"><text:span text:style-name="T36">F</text:span></text:span><text:span text:style-name="_5f_Caractères"> =</text:span><text:span text:style-name="_5f_pointillés_20_gris"> </text:span><text:span text:style-name="_5f_Caractères"><text:span text:style-name="T38">20</text:span></text:span></text:p>
      </text:section>
      <text:list text:continue-numbering="true" text:style-name="_5f_Numérotation_20_des_20_exercices">
        <text:list-item>
          <text:h text:style-name="P53" text:outline-level="1"><text:span text:style-name="_5f_Caractères">Complète avec les symboles +, −, × ou ÷ pour que les égalités soient vraies.</text:span></text:h>
        </text:list-item>
      </text:list>
      <text:section text:style-name="Sect2" text:name="Section28">
        <text:list text:continue-numbering="true" text:style-name="_5f_Numérotation_20_des_20_exercices">
          <text:list-item>
            <text:list>
              <text:list-item text:start-value="1">
                <text:p text:style-name="P48"><text:span text:style-name="_5f_Caractères"><text:span text:style-name="T41">5 </text:span></text:span><text:span text:style-name="_5f_Caractères"><text:span text:style-name="T42">×</text:span></text:span><text:span text:style-name="_5f_Caractères"><text:span text:style-name="T41"> 8 </text:span></text:span><text:span text:style-name="_5f_Caractères"><text:span text:style-name="T42">÷</text:span></text:span><text:span text:style-name="_5f_Caractères"><text:span text:style-name="T41"> 2 = 20</text:span></text:span></text:p>
              </text:list-item>
              <text:list-item>
                <text:p text:style-name="P48"><text:span text:style-name="_5f_Caractères"><text:span text:style-name="T41">7 </text:span></text:span><text:span text:style-name="_5f_Caractères"><text:span text:style-name="T43">−</text:span></text:span><text:span text:style-name="_5f_Caractères"><text:span text:style-name="T41"> 5 </text:span></text:span><text:span text:style-name="_5f_Caractères"><text:span text:style-name="T42">÷</text:span></text:span><text:span text:style-name="_5f_Caractères"><text:span text:style-name="T41"> 5 = 6</text:span></text:span></text:p>
              </text:list-item>
              <text:list-item>
                <text:p text:style-name="P48"><text:span text:style-name="_5f_Caractères"><text:span text:style-name="T41">8 </text:span></text:span><text:span text:style-name="_5f_Caractères"><text:span text:style-name="T42">×</text:span></text:span><text:span text:style-name="_5f_Caractères"><text:span text:style-name="T41"> 6 </text:span></text:span><text:span text:style-name="_5f_Caractères"><text:span text:style-name="T42">÷</text:span></text:span><text:span text:style-name="_5f_Caractères"><text:span text:style-name="T41"> 2 = 24</text:span></text:span></text:p>
              </text:list-item>
              <text:list-item>
                <text:p text:style-name="P48"><text:span text:style-name="_5f_Caractères"><text:span text:style-name="T41">8 </text:span></text:span><text:span text:style-name="_5f_Caractères"><text:span text:style-name="T42">÷</text:span></text:span><text:span text:style-name="_5f_Caractères"><text:span text:style-name="T41"> 2 </text:span></text:span><text:span text:style-name="_5f_Caractères"><text:span text:style-name="T42">×</text:span></text:span><text:span text:style-name="_5f_Caractères"><text:span text:style-name="T41"> 81 = 324</text:span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53" text:outline-level="1"><text:span text:style-name="_5f_Caractères_5f_gras"><text:span text:style-name="T9">Calcule en détaillant les différentes étapes : </text:span></text:span></text:h>
        </text:list-item>
      </text:list>
      <text:section text:style-name="Sect2" text:name="Section30">
        <text:list text:continue-numbering="true" text:style-name="_5f_Numérotation_20_des_20_exercices">
          <text:list-item>
            <text:list>
              <text:list-header>
                <text:p text:style-name="P50"><text:span text:style-name="_5f_Caractères">G = </text:span><text:span text:style-name="_5f_pointillés_20_gris"><draw:frame draw:style-name="fr4" draw:name="Objet1" text:anchor-type="as-char" svg:y="-0.534cm" svg:width="1.02cm" svg:height="0.87cm" draw:z-index="7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      <text:p text:style-name="P51"><text:span text:style-name="_5f_Caractères">G = </text:span><text:span text:style-name="_5f_pointillés_20_gris"><draw:frame draw:style-name="fr3" draw:name="Objet5" text:anchor-type="as-char" svg:y="-0.534cm" svg:width="0.293cm" svg:height="0.87cm" draw:z-index="74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      <text:p text:style-name="P50"><text:span text:style-name="_5f_Caractères">G = </text:span><text:span text:style-name="_5f_Caractères"><text:span text:style-name="T45">4</text:span></text:span></text:p>
                <text:p text:style-name="P50"><text:span text:style-name="_5f_Caractères">H = </text:span><text:span text:style-name="_5f_pointillés_20_gris"><draw:frame draw:style-name="fr4" draw:name="Objet2" text:anchor-type="as-char" svg:y="-0.534cm" svg:width="1.05cm" svg:height="0.91cm" draw:z-index="75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        <text:p text:style-name="P51"><text:span text:style-name="_5f_Caractères">H = </text:span><text:span text:style-name="_5f_pointillés_20_gris"><draw:frame draw:style-name="fr3" draw:name="Objet3" text:anchor-type="as-char" svg:y="-0.534cm" svg:width="0.293cm" svg:height="0.87cm" draw:z-index="76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      <text:p text:style-name="P50"><text:span text:style-name="_5f_Caractères">H = </text:span><text:span text:style-name="_5f_Caractères"><text:span text:style-name="T44">3</text:span></text:span></text:p>
              </text:list-header>
            </text:list>
          </text:list-item>
        </text:list>
      </text:section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53" text:outline-level="1"><text:span text:style-name="_5f_Caractères">Complète par le symbole opératoire qui convient.</text:span></text:h>
        </text:list-item>
      </text:list>
      <text:section text:style-name="Sect3" text:name="Section32">
        <text:list text:continue-numbering="true" text:style-name="_5f_Numérotation_20_des_20_exercices">
          <text:list-item>
            <text:list>
              <text:list-item>
                <text:p text:style-name="P50"><text:span text:style-name="_5f_Caractères">3 + 7 </text:span><text:span text:style-name="_5f_Caractères"><text:span text:style-name="T46">×</text:span></text:span><text:span text:style-name="_5f_pointillés_20_gris"> </text:span><text:span text:style-name="_5f_Caractères">2 = 17</text:span></text:p>
              </text:list-item>
              <text:list-item>
                <text:p text:style-name="P50"><text:span text:style-name="_5f_Caractères">2,5 + 7,5 </text:span><text:span text:style-name="_5f_Caractères"><text:span text:style-name="T37">÷</text:span></text:span><text:span text:style-name="_5f_pointillés_20_gris"> </text:span><text:span text:style-name="_5f_Caractères">5 = 4</text:span></text:p>
              </text:list-item>
              <text:list-item>
                <text:p text:style-name="P50"><text:span text:style-name="_5f_Caractères">7,8 − 2,4 </text:span><text:span text:style-name="_5f_Caractères"><text:span text:style-name="T46">×</text:span></text:span><text:span text:style-name="_5f_pointillés_20_gris"> </text:span><text:span text:style-name="_5f_Caractères">2 = 3</text:span></text:p>
              </text:list-item>
              <text:list-item>
                <text:p text:style-name="P50"><text:span text:style-name="_5f_Caractères">11 </text:span><text:span text:style-name="_5f_Caractères"><text:span text:style-name="T37">−</text:span></text:span><text:span text:style-name="_5f_pointillés_20_gris"> </text:span><text:span text:style-name="_5f_Caractères">7 − 4 = 0</text:span></text:p>
              </text:list-item>
              <text:list-item>
                <text:p text:style-name="P50"><text:span text:style-name="_5f_Caractères">4 </text:span><text:span text:style-name="_5f_Caractères"><text:span text:style-name="T46">×</text:span></text:span><text:span text:style-name="_5f_pointillés_20_gris"> </text:span><text:span text:style-name="_5f_Caractères">6 − 4 = 20</text:span></text:p>
              </text:list-item>
              <text:list-item>
                <text:p text:style-name="P50"><text:span text:style-name="_5f_Caractères">18 </text:span><text:span text:style-name="_5f_Caractères"><text:span text:style-name="T37">÷</text:span></text:span><text:span text:style-name="_5f_pointillés_20_gris"> </text:span><text:span text:style-name="_5f_Caractères">6 ÷ 3 = 1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53" text:outline-level="1"><text:span text:style-name="_5f_Caractères">Calcule en détaillant les différentes étapes.</text:span></text:h>
        </text:list-item>
      </text:list>
      <text:section text:style-name="Sect2" text:name="Section33">
        <text:list text:continue-numbering="true" text:style-name="_5f_Numérotation_20_des_20_exercices">
          <text:list-item>
            <text:list>
              <text:list-header>
                <text:p text:style-name="P50"><text:span text:style-name="_5f_Caractères"><text:span text:style-name="T48">I</text:span></text:span><text:span text:style-name="_5f_Caractères"> = 3,5 + </text:span><text:span text:style-name="_5f_Caractères"><text:span text:style-name="T34">9 ÷ 2</text:span></text:span></text:p>
              </text:list-header>
            </text:list>
          </text:list-item>
        </text:list>
        <text:h text:style-name="P13" text:outline-level="1"><text:span text:style-name="_5f_Caractères"><text:span text:style-name="T19">I</text:span></text:span><text:span text:style-name="_5f_Caractères"><text:span text:style-name="T16"> = </text:span></text:span><text:span text:style-name="_5f_Caractères"><text:span text:style-name="T17">3</text:span></text:span><text:span text:style-name="_5f_Caractères"><text:span text:style-name="T18">,</text:span></text:span><text:span text:style-name="_5f_Caractères"><text:span text:style-name="T17">5</text:span></text:span><text:span text:style-name="_5f_Caractères"><text:span text:style-name="T16"> </text:span></text:span><text:span text:style-name="_5f_Caractères"><text:span text:style-name="T47">+</text:span></text:span><text:span text:style-name="_5f_Caractères"><text:span text:style-name="T16"> </text:span></text:span><text:span text:style-name="_5f_Caractères"><text:span text:style-name="T17">4</text:span></text:span><text:span text:style-name="_5f_Caractères"><text:span text:style-name="T18">,</text:span></text:span><text:span text:style-name="_5f_Caractères"><text:span text:style-name="T17">5</text:span></text:span></text:h>
        <text:h text:style-name="P13" text:outline-level="1"><text:span text:style-name="_5f_Caractères"><text:span text:style-name="T19">I</text:span></text:span><text:span text:style-name="_5f_Caractères"><text:span text:style-name="T16"> = </text:span></text:span><text:span text:style-name="_5f_Caractères"><text:span text:style-name="T23">8</text:span></text:span></text:h>
        <text:list text:continue-numbering="true" text:style-name="_5f_Numérotation_20_des_20_exercices">
          <text:list-item>
            <text:list>
              <text:list-header>
                <text:p text:style-name="P50"><text:span text:style-name="_5f_Caractères"><text:span text:style-name="T48">J</text:span></text:span><text:span text:style-name="_5f_Caractères"> = 2,2 + </text:span><text:span text:style-name="_5f_Caractères"><text:span text:style-name="T34">7,8 × 5</text:span></text:span></text:p>
              </text:list-header>
            </text:list>
          </text:list-item>
        </text:list>
        <text:h text:style-name="P13" text:outline-level="1"><text:span text:style-name="_5f_Caractères"><text:span text:style-name="T19">J</text:span></text:span><text:span text:style-name="_5f_Caractères"><text:span text:style-name="T16"> = </text:span></text:span><text:span text:style-name="_5f_Caractères"><text:span text:style-name="T17">2,2</text:span></text:span><text:span text:style-name="_5f_Caractères"><text:span text:style-name="T16"> </text:span></text:span><text:span text:style-name="_5f_Caractères"><text:span text:style-name="T47">+</text:span></text:span><text:span text:style-name="_5f_Caractères"><text:span text:style-name="T16"> </text:span></text:span><text:span text:style-name="_5f_Caractères"><text:span text:style-name="T17">39</text:span></text:span></text:h>
        <text:h text:style-name="P13" text:outline-level="1"><text:span text:style-name="_5f_Caractères"><text:span text:style-name="T19">J</text:span></text:span><text:span text:style-name="_5f_Caractères"><text:span text:style-name="T16"> = </text:span></text:span><text:span text:style-name="_5f_Caractères"><text:span text:style-name="T17">41,2</text:span></text:span></text:h>
        <text:list text:continue-numbering="true" text:style-name="_5f_Numérotation_20_des_20_exercices">
          <text:list-item>
            <text:list>
              <text:list-header>
                <text:p text:style-name="P50"><text:span text:style-name="_5f_Caractères"><text:span text:style-name="T48">K</text:span></text:span><text:span text:style-name="_5f_Caractères"> = 9,6 − </text:span><text:span text:style-name="_5f_Caractères"><text:span text:style-name="T34">3,6 × 2</text:span></text:span></text:p>
              </text:list-header>
            </text:list>
          </text:list-item>
        </text:list>
        <text:h text:style-name="P13" text:outline-level="1"><text:span text:style-name="_5f_Caractères"><text:span text:style-name="T19">K</text:span></text:span><text:span text:style-name="_5f_Caractères"><text:span text:style-name="T16"> = </text:span></text:span><text:span text:style-name="_5f_Caractères"><text:span text:style-name="T17">9,6</text:span></text:span><text:span text:style-name="_5f_Caractères"><text:span text:style-name="T16"> </text:span></text:span><text:span text:style-name="_5f_Caractères"><text:span text:style-name="T47">−</text:span></text:span><text:span text:style-name="_5f_Caractères"><text:span text:style-name="T16"> </text:span></text:span><text:span text:style-name="_5f_Caractères"><text:span text:style-name="T17">7,2</text:span></text:span></text:h>
        <text:h text:style-name="P13" text:outline-level="1"><text:span text:style-name="_5f_Caractères"><text:span text:style-name="T19">K</text:span></text:span><text:span text:style-name="_5f_Caractères"><text:span text:style-name="T16"> = </text:span></text:span><text:span text:style-name="_5f_Caractères"><text:span text:style-name="T17">2,4</text:span></text:span></text:h>
        <text:list text:continue-numbering="true" text:style-name="_5f_Numérotation_20_des_20_exercices">
          <text:list-item>
            <text:list>
              <text:list-header>
                <text:p text:style-name="P50"><text:span text:style-name="_5f_Caractères"><text:span text:style-name="T48">L</text:span></text:span><text:span text:style-name="_5f_Caractères"> = </text:span><text:span text:style-name="_5f_Caractères"><text:span text:style-name="T34">2,1 × 9</text:span></text:span><text:span text:style-name="_5f_Caractères"> − 4</text:span></text:p>
              </text:list-header>
            </text:list>
          </text:list-item>
        </text:list>
        <text:h text:style-name="P13" text:outline-level="1"><text:span text:style-name="_5f_Caractères"><text:span text:style-name="T19">L</text:span></text:span><text:span text:style-name="_5f_Caractères"><text:span text:style-name="T16"> = </text:span></text:span><text:span text:style-name="_5f_Caractères"><text:span text:style-name="T17">18,9</text:span></text:span><text:span text:style-name="_5f_Caractères"><text:span text:style-name="T16"> </text:span></text:span><text:span text:style-name="_5f_Caractères"><text:span text:style-name="T47">−</text:span></text:span><text:span text:style-name="_5f_Caractères"><text:span text:style-name="T16"> </text:span></text:span><text:span text:style-name="_5f_Caractères"><text:span text:style-name="T17">4</text:span></text:span></text:h>
        <text:h text:style-name="P13" text:outline-level="1"><text:span text:style-name="_5f_Caractères"><text:span text:style-name="T19">L</text:span></text:span><text:span text:style-name="_5f_Caractères"><text:span text:style-name="T16"> = </text:span></text:span><text:span text:style-name="_5f_Caractères"><text:span text:style-name="T17">14,9</text:span></text:span></text:h>
        <text:list text:continue-numbering="true" text:style-name="_5f_Numérotation_20_des_20_exercices">
          <text:list-item>
            <text:list>
              <text:list-header>
                <text:p text:style-name="P50"><text:span text:style-name="_5f_Caractères"><text:span text:style-name="T48">M</text:span></text:span><text:span text:style-name="_5f_Caractères"> = 9,2 − </text:span><text:span text:style-name="_5f_Caractères"><text:span text:style-name="T34">4,4 ÷ 2</text:span></text:span></text:p>
              </text:list-header>
            </text:list>
          </text:list-item>
        </text:list>
        <text:h text:style-name="P13" text:outline-level="1"><text:span text:style-name="_5f_Caractères"><text:span text:style-name="T19">M</text:span></text:span><text:span text:style-name="_5f_Caractères"><text:span text:style-name="T16"> = </text:span></text:span><text:span text:style-name="_5f_Caractères"><text:span text:style-name="T17">9,2</text:span></text:span><text:span text:style-name="_5f_Caractères"><text:span text:style-name="T16"> </text:span></text:span><text:span text:style-name="_5f_Caractères"><text:span text:style-name="T47">−</text:span></text:span><text:span text:style-name="_5f_Caractères"><text:span text:style-name="T16"> </text:span></text:span><text:span text:style-name="_5f_Caractères"><text:span text:style-name="T17">2,2</text:span></text:span></text:h>
        <text:h text:style-name="P13" text:outline-level="1"><text:span text:style-name="_5f_Caractères"><text:span text:style-name="T19">M</text:span></text:span><text:span text:style-name="_5f_Caractères"><text:span text:style-name="T16"> = </text:span></text:span><text:span text:style-name="_5f_Caractères"><text:span text:style-name="T17">7</text:span></text:span></text:h>
        <text:list text:continue-numbering="true" text:style-name="_5f_Numérotation_20_des_20_exercices">
          <text:list-item>
            <text:list>
              <text:list-header>
                <text:p text:style-name="P50"><text:span text:style-name="_5f_Caractères"><text:span text:style-name="T48">N</text:span></text:span><text:span text:style-name="_5f_Caractères"> = </text:span><text:span text:style-name="_5f_Caractères"><text:span text:style-name="T34">6 × 1,8</text:span></text:span><text:span text:style-name="_5f_Caractères"> + 1,2</text:span></text:p>
              </text:list-header>
            </text:list>
          </text:list-item>
        </text:list>
        <text:h text:style-name="P13" text:outline-level="1"><text:span text:style-name="_5f_Caractères"><text:span text:style-name="T19">N</text:span></text:span><text:span text:style-name="_5f_Caractères"><text:span text:style-name="T16"> = </text:span></text:span><text:span text:style-name="_5f_Caractères"><text:span text:style-name="T17">10,8</text:span></text:span><text:span text:style-name="_5f_Caractères"><text:span text:style-name="T16"> </text:span></text:span><text:span text:style-name="_5f_Caractères"><text:span text:style-name="T47">+</text:span></text:span><text:span text:style-name="_5f_Caractères"><text:span text:style-name="T16"> </text:span></text:span><text:span text:style-name="_5f_Caractères"><text:span text:style-name="T17">1,2</text:span></text:span></text:h>
        <text:list text:continue-numbering="true" text:style-name="_5f_Numérotation_20_des_20_exercices">
          <text:list-item>
            <text:list>
              <text:list-header>
                <text:h text:style-name="P47" text:outline-level="1"><text:span text:style-name="_5f_Caractères"><text:span text:style-name="T19">N</text:span></text:span><text:span text:style-name="_5f_Caractères"><text:span text:style-name="T16"> = </text:span></text:span><text:span text:style-name="_5f_Caractères"><text:span text:style-name="T17">12</text:span></text:span></text:h>
                <text:p text:style-name="P50"><text:span text:style-name="_5f_Caractères"><text:span text:style-name="T48">O</text:span></text:span><text:span text:style-name="_5f_Caractères"> = </text:span><text:span text:style-name="_5f_Caractères"><text:span text:style-name="T34">13 − 9</text:span></text:span><text:span text:style-name="_5f_Caractères"> + 2</text:span></text:p>
              </text:list-header>
            </text:list>
          </text:list-item>
        </text:list>
        <text:h text:style-name="P13" text:outline-level="1"><text:span text:style-name="_5f_Caractères"><text:span text:style-name="T19">O</text:span></text:span><text:span text:style-name="_5f_Caractères"><text:span text:style-name="T16"> = </text:span></text:span><text:span text:style-name="_5f_Caractères"><text:span text:style-name="T20">4</text:span></text:span><text:span text:style-name="_5f_Caractères"><text:span text:style-name="T16"> </text:span></text:span><text:span text:style-name="_5f_Caractères"><text:span text:style-name="T47">+</text:span></text:span><text:span text:style-name="_5f_Caractères"><text:span text:style-name="T16"> </text:span></text:span><text:span text:style-name="_5f_Caractères"><text:span text:style-name="T17">2</text:span></text:span></text:h>
        <text:h text:style-name="P13" text:outline-level="1"><text:span text:style-name="_5f_Caractères"><text:span text:style-name="T19">O</text:span></text:span><text:span text:style-name="_5f_Caractères"><text:span text:style-name="T16"> = </text:span></text:span><text:span text:style-name="_5f_Caractères"><text:span text:style-name="T20">6</text:span></text:span></text:h>
        <text:list text:continue-numbering="true" text:style-name="_5f_Numérotation_20_des_20_exercices">
          <text:list-item>
            <text:list>
              <text:list-header>
                <text:p text:style-name="P50"><text:span text:style-name="_5f_Caractères"><text:span text:style-name="T48">P</text:span></text:span><text:span text:style-name="_5f_Caractères"> = </text:span><text:span text:style-name="_5f_Caractères"><text:span text:style-name="T34">50 ÷ 10</text:span></text:span><text:span text:style-name="_5f_Caractères"> ÷ 5</text:span></text:p>
              </text:list-header>
            </text:list>
          </text:list-item>
        </text:list>
        <text:h text:style-name="P13" text:outline-level="1"><text:span text:style-name="_5f_Caractères"><text:span text:style-name="T48">P</text:span></text:span><text:span text:style-name="_5f_Caractères"> = 5 ÷ 5</text:span></text:h>
        <text:h text:style-name="P13" text:outline-level="1"><text:span text:style-name="_5f_Caractères"><text:span text:style-name="T26">P</text:span></text:span><text:span text:style-name="_5f_Caractères"><text:span text:style-name="T24"> = </text:span></text:span><text:span text:style-name="_5f_Caractères"><text:span text:style-name="T25">1</text:span></text:span></text:h>
        <text:list text:continue-numbering="true" text:style-name="_5f_Numérotation_20_des_20_exercices">
          <text:list-item>
            <text:list>
              <text:list-header>
                <text:p text:style-name="P50"><text:span text:style-name="_5f_Caractères"><text:span text:style-name="T48">Q</text:span></text:span><text:span text:style-name="_5f_Caractères"> = </text:span><text:span text:style-name="_5f_Caractères"><text:span text:style-name="T34">36 ÷ 2</text:span></text:span><text:span text:style-name="_5f_Caractères"> × 3</text:span></text:p>
              </text:list-header>
            </text:list>
          </text:list-item>
        </text:list>
        <text:h text:style-name="P13" text:outline-level="1"><text:span text:style-name="_5f_Caractères"><text:span text:style-name="T19">Q</text:span></text:span><text:span text:style-name="_5f_Caractères"><text:span text:style-name="T16"> = </text:span></text:span><text:span text:style-name="_5f_Caractères"><text:span text:style-name="T21">18</text:span></text:span><text:span text:style-name="_5f_Caractères"><text:span text:style-name="T16"> </text:span></text:span><text:span text:style-name="_5f_Caractères"><text:span text:style-name="T46">×</text:span></text:span><text:span text:style-name="_5f_Caractères"><text:span text:style-name="T16"> </text:span></text:span><text:span text:style-name="_5f_Caractères"><text:span text:style-name="T21">3</text:span></text:span></text:h>
        <text:h text:style-name="P13" text:outline-level="1"><text:span text:style-name="_5f_Caractères"><text:span text:style-name="T19">Q</text:span></text:span><text:span text:style-name="_5f_Caractères"><text:span text:style-name="T16"> = </text:span></text:span><text:span text:style-name="_5f_Caractères"><text:span text:style-name="T21">54</text:span></text:span></text:h>
        <text:list text:continue-numbering="true" text:style-name="_5f_Numérotation_20_des_20_exercices">
          <text:list-item>
            <text:list>
              <text:list-header>
                <text:p text:style-name="P50"><text:span text:style-name="_5f_Caractères"><text:span text:style-name="T48">R</text:span></text:span><text:span text:style-name="_5f_Caractères"> = </text:span><text:span text:style-name="_5f_Caractères"><text:span text:style-name="T34">25 − 7</text:span></text:span><text:span text:style-name="_5f_Caractères"> − 2</text:span></text:p>
              </text:list-header>
            </text:list>
          </text:list-item>
        </text:list>
        <text:h text:style-name="P13" text:outline-level="1"><text:span text:style-name="_5f_Caractères"><text:span text:style-name="T19">R</text:span></text:span><text:span text:style-name="_5f_Caractères"><text:span text:style-name="T16"> = </text:span></text:span><text:span text:style-name="_5f_Caractères"><text:span text:style-name="T21">18</text:span></text:span><text:span text:style-name="_5f_Caractères"><text:span text:style-name="T16"> </text:span></text:span><text:span text:style-name="_5f_Caractères"><text:span text:style-name="T47">−</text:span></text:span><text:span text:style-name="_5f_Caractères"><text:span text:style-name="T16"> </text:span></text:span><text:span text:style-name="_5f_Caractères"><text:span text:style-name="T17">2</text:span></text:span></text:h>
        <text:h text:style-name="P13" text:outline-level="1"><text:span text:style-name="_5f_Caractères"><text:span text:style-name="T19">R</text:span></text:span><text:span text:style-name="_5f_Caractères"><text:span text:style-name="T16"> = </text:span></text:span><text:span text:style-name="_5f_Caractères"><text:span text:style-name="T21">16</text:span></text:span></text:h>
      </text:section>
      <text:list text:continue-numbering="true" text:style-name="_5f_Numérotation_20_des_20_exercices">
        <text:list-item>
          <text:h text:style-name="P53" text:outline-level="1"><text:span text:style-name="_5f_Caractères">Calcule, en détaillant les différentes étapes, <text:line-break/>les expressions numériques suivantes :</text:span></text:h>
        </text:list-item>
      </text:list>
      <text:h text:style-name="P13" text:outline-level="1"><text:span text:style-name="_5f_Caractères"><text:span text:style-name="T48">S</text:span></text:span><text:span text:style-name="_5f_Caractères"> = </text:span><text:span text:style-name="_5f_Caractères"><text:span text:style-name="T34">5,5 × 100</text:span></text:span><text:span text:style-name="_5f_Caractères"> + </text:span><text:span text:style-name="_5f_Caractères"><text:span text:style-name="T34">230 ÷ 10</text:span></text:span><text:span text:style-name="_5f_Caractères"> − </text:span><text:span text:style-name="_5f_Caractères"><text:span text:style-name="T34">57 × 4</text:span></text:span></text:h>
      <text:h text:style-name="P14" text:outline-level="1"><text:span text:style-name="_5f_Caractères"><text:span text:style-name="T26">S</text:span></text:span><text:span text:style-name="_5f_Caractères"><text:span text:style-name="T24"> =</text:span></text:span><text:span text:style-name="_5f_Caractères"><text:span text:style-name="T27"> </text:span></text:span><text:span text:style-name="_5f_Caractères"><text:span text:style-name="T30">55</text:span></text:span><text:span text:style-name="_5f_Caractères"><text:span text:style-name="T31">0</text:span></text:span><text:span text:style-name="_5f_Caractères"><text:span text:style-name="T32"> </text:span></text:span><text:span text:style-name="_5f_Caractères"><text:span text:style-name="T30">+</text:span></text:span><text:span text:style-name="_5f_Caractères"><text:span text:style-name="T32"> </text:span></text:span><text:span text:style-name="_5f_Caractères"><text:span text:style-name="T30">23</text:span></text:span><text:span text:style-name="_5f_Caractères"><text:span text:style-name="T27"> </text:span></text:span><text:span text:style-name="_5f_Caractères"><text:span text:style-name="T24">−</text:span></text:span><text:span text:style-name="_5f_Caractères"><text:span text:style-name="T27"> </text:span></text:span><text:span text:style-name="_5f_Caractères"><text:span text:style-name="T28">228</text:span></text:span></text:h>
      <text:h text:style-name="P13" text:outline-level="1"><text:span text:style-name="_5f_Caractères"><text:span text:style-name="T26">S</text:span></text:span><text:span text:style-name="_5f_Caractères"><text:span text:style-name="T24"> =</text:span></text:span><text:span text:style-name="_5f_Caractères"><text:span text:style-name="T27"> </text:span></text:span><text:span text:style-name="_5f_Caractères"><text:span text:style-name="T24">5</text:span></text:span><text:span text:style-name="_5f_Caractères"><text:span text:style-name="T28">73</text:span></text:span><text:span text:style-name="_5f_Caractères"><text:span text:style-name="T27"> </text:span></text:span><text:span text:style-name="_5f_Caractères"><text:span text:style-name="T24">−</text:span></text:span><text:span text:style-name="_5f_Caractères"><text:span text:style-name="T27"> </text:span></text:span><text:span text:style-name="_5f_Caractères"><text:span text:style-name="T28">228</text:span></text:span></text:h>
      <text:h text:style-name="P13" text:outline-level="1"><text:span text:style-name="_5f_Caractères"><text:span text:style-name="T26">S</text:span></text:span><text:span text:style-name="_5f_Caractères"><text:span text:style-name="T24"> =</text:span></text:span><text:span text:style-name="_5f_Caractères"><text:span text:style-name="T27"> </text:span></text:span><text:span text:style-name="_5f_pointillés_20_gris"><text:span text:style-name="T28">345</text:span></text:span></text:h>
      <text:h text:style-name="P13" text:outline-level="1"><text:span text:style-name="_5f_Caractères"><text:span text:style-name="T48">T</text:span></text:span><text:span text:style-name="_5f_Caractères"> = 3 + </text:span><text:span text:style-name="_5f_Caractères"><text:span text:style-name="T34">1,25 × 1 000</text:span></text:span><text:span text:style-name="_5f_Caractères"> − </text:span><text:span text:style-name="_5f_Caractères"><text:span text:style-name="T34">7 500 ÷ 10</text:span></text:span><text:span text:style-name="_5f_Caractères"> + 97</text:span></text:h>
      <text:h text:style-name="P13" text:outline-level="1"><text:span text:style-name="_5f_Caractères"><text:span text:style-name="T26">T</text:span></text:span><text:span text:style-name="_5f_Caractères"><text:span text:style-name="T24"> = 3 +</text:span></text:span><text:span text:style-name="_5f_Caractères"><text:span text:style-name="T27"> </text:span></text:span><text:span text:style-name="_5f_Caractères"><text:span text:style-name="T24">1</text:span></text:span><text:span text:style-name="_5f_Caractères"><text:span text:style-name="T27"> </text:span></text:span><text:span text:style-name="_5f_Caractères"><text:span text:style-name="T24">25</text:span></text:span><text:span text:style-name="_5f_Caractères"><text:span text:style-name="T28">0</text:span></text:span><text:span text:style-name="_5f_Caractères"><text:span text:style-name="T27"> </text:span></text:span><text:span text:style-name="_5f_Caractères"><text:span text:style-name="T24">−</text:span></text:span><text:span text:style-name="_5f_Caractères"><text:span text:style-name="T27"> </text:span></text:span><text:span text:style-name="_5f_Caractères"><text:span text:style-name="T24">750</text:span></text:span><text:span text:style-name="_5f_Caractères"><text:span text:style-name="T27"> </text:span></text:span><text:span text:style-name="_5f_Caractères"><text:span text:style-name="T24">+ 97</text:span></text:span></text:h>
      <text:h text:style-name="P13" text:outline-level="1"><text:span text:style-name="_5f_Caractères"><text:span text:style-name="T26">T</text:span></text:span><text:span text:style-name="_5f_Caractères"><text:span text:style-name="T24"> =</text:span></text:span><text:span text:style-name="_5f_Caractères"><text:span text:style-name="T30"> 3</text:span></text:span><text:span text:style-name="_5f_Caractères"><text:span text:style-name="T32"> </text:span></text:span><text:span text:style-name="_5f_Caractères"><text:span text:style-name="T30">+ 97</text:span></text:span><text:span text:style-name="_5f_Caractères"><text:span text:style-name="T24"> +</text:span></text:span><text:span text:style-name="_5f_Caractères"><text:span text:style-name="T27"> </text:span></text:span><text:span text:style-name="_5f_Caractères"><text:span text:style-name="T24">1</text:span></text:span><text:span text:style-name="_5f_Caractères"><text:span text:style-name="T27"> </text:span></text:span><text:span text:style-name="_5f_Caractères"><text:span text:style-name="T24">25</text:span></text:span><text:span text:style-name="_5f_Caractères"><text:span text:style-name="T28">0</text:span></text:span><text:span text:style-name="_5f_Caractères"><text:span text:style-name="T27"> </text:span></text:span><text:span text:style-name="_5f_Caractères"><text:span text:style-name="T24">−</text:span></text:span><text:span text:style-name="_5f_Caractères"><text:span text:style-name="T27"> </text:span></text:span><text:span text:style-name="_5f_Caractères"><text:span text:style-name="T24">750</text:span></text:span></text:h>
      <text:h text:style-name="P13" text:outline-level="1"><text:span text:style-name="_5f_Caractères"><text:span text:style-name="T26">T</text:span></text:span><text:span text:style-name="_5f_Caractères"><text:span text:style-name="T24"> = </text:span></text:span><text:span text:style-name="_5f_Caractères"><text:span text:style-name="T31">100</text:span></text:span><text:span text:style-name="_5f_Caractères"><text:span text:style-name="T30"> +</text:span></text:span><text:span text:style-name="_5f_Caractères"><text:span text:style-name="T32"> </text:span></text:span><text:span text:style-name="_5f_Caractères"><text:span text:style-name="T30">1</text:span></text:span><text:span text:style-name="_5f_Caractères"><text:span text:style-name="T32"> </text:span></text:span><text:span text:style-name="_5f_Caractères"><text:span text:style-name="T30">25</text:span></text:span><text:span text:style-name="_5f_Caractères"><text:span text:style-name="T31">0</text:span></text:span><text:span text:style-name="_5f_Caractères"><text:span text:style-name="T27"> </text:span></text:span><text:span text:style-name="_5f_Caractères"><text:span text:style-name="T24">−</text:span></text:span><text:span text:style-name="_5f_Caractères"><text:span text:style-name="T27"> </text:span></text:span><text:span text:style-name="_5f_Caractères"><text:span text:style-name="T24">750</text:span></text:span></text:h>
      <text:h text:style-name="P13" text:outline-level="1"><text:span text:style-name="_5f_Caractères"><text:span text:style-name="T26">T</text:span></text:span><text:span text:style-name="_5f_Caractères"><text:span text:style-name="T24"> = 1</text:span></text:span><text:span text:style-name="_5f_Caractères"><text:span text:style-name="T27"> </text:span></text:span><text:span text:style-name="_5f_Caractères"><text:span text:style-name="T28">3</text:span></text:span><text:span text:style-name="_5f_Caractères"><text:span text:style-name="T24">5</text:span></text:span><text:span text:style-name="_5f_Caractères"><text:span text:style-name="T28">0</text:span></text:span><text:span text:style-name="_5f_Caractères"><text:span text:style-name="T27"> </text:span></text:span><text:span text:style-name="_5f_Caractères"><text:span text:style-name="T24">−</text:span></text:span><text:span text:style-name="_5f_Caractères"><text:span text:style-name="T27"> </text:span></text:span><text:span text:style-name="_5f_Caractères"><text:span text:style-name="T24">750</text:span></text:span></text:h>
      <text:h text:style-name="P13" text:outline-level="1"><text:span text:style-name="_5f_Caractères"><text:span text:style-name="T26">T</text:span></text:span><text:span text:style-name="_5f_Caractères"><text:span text:style-name="T24"> = </text:span></text:span><text:span text:style-name="_5f_Caractères"><text:span text:style-name="T28">600</text:span></text:span></text:h>
      <text:h text:style-name="P13" text:outline-level="1"><text:span text:style-name="_5f_Caractères"><text:span text:style-name="T48">U</text:span></text:span><text:span text:style-name="_5f_Caractères"> = </text:span><text:span text:style-name="_5f_Caractères"><text:span text:style-name="T34">10 × 8</text:span></text:span><text:span text:style-name="_5f_Caractères"> ÷ 4 × 5</text:span></text:h>
      <text:h text:style-name="P13" text:outline-level="1"><text:span text:style-name="_5f_Caractères"><text:span text:style-name="T19">U</text:span></text:span><text:span text:style-name="_5f_Caractères"><text:span text:style-name="T16"> = </text:span></text:span><text:span text:style-name="_5f_Caractères"><text:span text:style-name="T33">80</text:span></text:span><text:span text:style-name="_5f_Caractères"><text:span text:style-name="T30"> ÷ 4</text:span></text:span><text:span text:style-name="_5f_Caractères"><text:span text:style-name="T16"> × 5</text:span></text:span></text:h>
      <text:h text:style-name="P13" text:outline-level="1"><text:span text:style-name="_5f_Caractères"><text:span text:style-name="T19">U</text:span></text:span><text:span text:style-name="_5f_Caractères"><text:span text:style-name="T16"> = </text:span></text:span><text:span text:style-name="_5f_Caractères"><text:span text:style-name="T22">2</text:span></text:span><text:span text:style-name="_5f_Caractères"><text:span text:style-name="T29">0</text:span></text:span><text:span text:style-name="_5f_Caractères"><text:span text:style-name="T16"> × 5</text:span></text:span></text:h>
      <text:h text:style-name="P13" text:outline-level="1"><text:span text:style-name="_5f_Caractères"><text:span text:style-name="T19">U</text:span></text:span><text:span text:style-name="_5f_Caractères"><text:span text:style-name="T16"> = </text:span></text:span><text:span text:style-name="_5f_Caractères"><text:span text:style-name="T22">100</text:span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7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7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7" fo:font-size="16pt" fo:font-weight="bold"/>
    </style:style>
    <style:style style:name="MT9" style:family="text">
      <style:text-properties fo:font-variant="small-caps" fo:color="#7fb241" loext:opacity="100%" style:font-name="Bitstream Vera Sans7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9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1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66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3</text:span></text:p></draw:text-box></draw:frame><draw:line text:anchor-type="paragraph" draw:z-index="70" draw:name="Ligne_Entete_Impair_Numerique_2col" draw:style-name="Mgr5" draw:text-style-name="MP4" svg:x1="16.023cm" svg:y1="0.36cm" svg:x2="20.496cm" svg:y2="0.36cm"><text:p/></draw:line><draw:line text:anchor-type="paragraph" draw:z-index="67" draw:name="Ligne_Verticale_Impair_Numerique_2col" draw:style-name="Mgr5" draw:text-style-name="MP4" svg:x1="9.477cm" svg:y1="2.007cm" svg:x2="9.477cm" svg:y2="27.044cm"><text:p/></draw:line>Calculs sans parenthèses</text:p>
      </style:header>
      <style:header-left>
        <text:p text:style-name="MP1"><draw:path text:anchor-type="paragraph" draw:z-index="20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2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79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3</text:span></text:p></draw:text-box></draw:frame><draw:line text:anchor-type="paragraph" draw:z-index="77" draw:name="Ligne_Entete_Pair_Numerique_2col" draw:style-name="Mgr5" draw:text-style-name="MP4" svg:x1="16.023cm" svg:y1="0.36cm" svg:x2="20.496cm" svg:y2="0.36cm"><text:p/></draw:line><draw:line text:anchor-type="paragraph" draw:z-index="78" draw:name="Ligne_Verticale_Pair_Numerique_2col" draw:style-name="Mgr5" draw:text-style-name="MP4" svg:x1="9.477cm" svg:y1="2.007cm" svg:x2="9.477cm" svg:y2="27.044cm"><text:p/></draw:line>Calculs sans parenthèse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68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84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87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7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85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86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1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88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90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8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89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91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9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3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4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80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83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9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81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82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0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3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Priorités opératoire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92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94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1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93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95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0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96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97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2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69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98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3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6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5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34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38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6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35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39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7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7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8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36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40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8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37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41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9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9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0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44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24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45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25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3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4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42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6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0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43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02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1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2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60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56" draw:name="Ligne_Entete_Impair_Programmation_2col" draw:style-name="Mgr20" draw:text-style-name="MP4" svg:x1="16.023cm" svg:y1="0.36cm" svg:x2="20.496cm" svg:y2="0.36cm"><text:p/></draw:line><draw:frame text:anchor-type="paragraph" draw:z-index="64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61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57" draw:name="Ligne_Entete_Pair_Programmation_2col" draw:style-name="Mgr20" draw:text-style-name="MP4" svg:x1="16.023cm" svg:y1="0.36cm" svg:x2="20.496cm" svg:y2="0.36cm"><text:p/></draw:line><draw:frame text:anchor-type="paragraph" draw:z-index="65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7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8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58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54" draw:name="Ligne_Entete_Impair_Programmation_1col" draw:style-name="Mgr20" draw:text-style-name="MP4" svg:x1="16.023cm" svg:y1="0.36cm" svg:x2="20.496cm" svg:y2="0.36cm"><text:p/></draw:line><draw:frame text:anchor-type="paragraph" draw:z-index="62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59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55" draw:name="Ligne_Entete_Pair_Programmation_1col" draw:style-name="Mgr20" draw:text-style-name="MP4" svg:x1="16.023cm" svg:y1="0.36cm" svg:x2="20.496cm" svg:y2="0.36cm"><text:p/></draw:line><draw:frame text:anchor-type="paragraph" draw:z-index="63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5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6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9T09:26:56.431817300</meta:creation-date>
    <meta:editing-duration>PT6H48M8S</meta:editing-duration>
    <meta:editing-cycles>40</meta:editing-cycles>
    <meta:generator>LibreOffice/7.6.7.2$Windows_X86_64 LibreOffice_project/dd47e4b30cb7dab30588d6c79c651f218165e3c5</meta:generator>
    <dc:date>2024-07-12T16:54:36.690000000</dc:date>
    <meta:document-statistic meta:table-count="0" meta:image-count="0" meta:object-count="4" meta:page-count="1" meta:paragraph-count="167" meta:word-count="717" meta:character-count="2528" meta:non-whitespace-character-count="1924"/>
    <meta:template xlink:type="simple" xlink:actuate="onRequest" xlink:title="Modele_Cahier" xlink:href="../../../../../../Modele_Cahier.ott" meta:date="2024-03-02T09:46:07.205140257"/>
  </office:meta>
</office:document-meta>
</file>

<file path=Object 1/content.xml><?xml version="1.0" encoding="utf-8"?>
<math xmlns="http://www.w3.org/1998/Math/MathML" display="block">
  <semantics>
    <mfrac>
      <mrow>
        <mn>5</mn>
        <mspace width="0.5em"/>
        <mstyle mathsize="10pt">
          <mtext>+</mtext>
        </mstyle>
        <mspace width="0.5em"/>
        <mn>3</mn>
      </mrow>
      <mn>2</mn>
    </mfrac>
    <annotation encoding="StarMath 5.0">{5` size 10 "+"   `3} over {2} </annotation>
  </semantics>
</math>
</file>

<file path=Object 2/content.xml><?xml version="1.0" encoding="utf-8"?>
<math xmlns="http://www.w3.org/1998/Math/MathML" display="block">
  <semantics>
    <mfrac>
      <mn>8</mn>
      <mn>2</mn>
    </mfrac>
    <annotation encoding="StarMath 5.0">{8} over {2} </annotation>
  </semantics>
</math>
</file>

<file path=Object 3/content.xml><?xml version="1.0" encoding="utf-8"?>
<math xmlns="http://www.w3.org/1998/Math/MathML" display="block">
  <semantics>
    <mfrac>
      <mn>9</mn>
      <mrow>
        <mn>4</mn>
        <mspace width="0.5em"/>
        <mstyle mathsize="11pt">
          <mtext>−</mtext>
        </mstyle>
        <mspace width="0.5em"/>
        <mn>1</mn>
      </mrow>
    </mfrac>
    <annotation encoding="StarMath 5.0">{9} over {4 ` size 11 "−"  `1} </annotation>
  </semantics>
</math>
</file>

<file path=Object 4/content.xml><?xml version="1.0" encoding="utf-8"?>
<math xmlns="http://www.w3.org/1998/Math/MathML" display="block">
  <semantics>
    <mfrac>
      <mn>9</mn>
      <mn>3</mn>
    </mfrac>
    <annotation encoding="StarMath 5.0">{9} over {3} </annotation>
  </semantics>
</math>
</file>